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a45a" officeooo:paragraph-rsid="0000a45a"/>
    </style:style>
    <style:style style:name="P2" style:family="paragraph" style:parent-style-name="Standard">
      <style:text-properties officeooo:rsid="00014ab3" officeooo:paragraph-rsid="00014ab3"/>
    </style:style>
    <style:style style:name="P3" style:family="paragraph" style:parent-style-name="Standard">
      <style:text-properties officeooo:rsid="00014ab3" officeooo:paragraph-rsid="0000a45a"/>
    </style:style>
    <style:style style:name="P4" style:family="paragraph" style:parent-style-name="Standard">
      <style:text-properties officeooo:rsid="00017201" officeooo:paragraph-rsid="00017201"/>
    </style:style>
    <style:style style:name="P5" style:family="paragraph" style:parent-style-name="Standard">
      <style:text-properties officeooo:rsid="0002602a" officeooo:paragraph-rsid="0002602a"/>
    </style:style>
    <style:style style:name="P6" style:family="paragraph" style:parent-style-name="Standard">
      <style:text-properties officeooo:paragraph-rsid="00062e13"/>
    </style:style>
    <style:style style:name="P7" style:family="paragraph" style:parent-style-name="Standard">
      <style:paragraph-properties>
        <style:tab-stops>
          <style:tab-stop style:position="6.694cm"/>
        </style:tab-stops>
      </style:paragraph-properties>
      <style:text-properties officeooo:rsid="000b745d" officeooo:paragraph-rsid="000cb77d"/>
    </style:style>
    <style:style style:name="P8" style:family="paragraph" style:parent-style-name="Standard">
      <style:text-properties officeooo:rsid="0012acc9" officeooo:paragraph-rsid="0012acc9"/>
    </style:style>
    <style:style style:name="P9" style:family="paragraph" style:parent-style-name="Standard">
      <style:text-properties officeooo:rsid="0013a355" officeooo:paragraph-rsid="0013a355"/>
    </style:style>
    <style:style style:name="P10" style:family="paragraph" style:parent-style-name="Standard">
      <style:text-properties officeooo:rsid="00151011" officeooo:paragraph-rsid="00151011"/>
    </style:style>
    <style:style style:name="P11" style:family="paragraph" style:parent-style-name="Standard">
      <style:text-properties style:font-name="Liberation Sans" fo:font-size="16pt" fo:font-weight="normal" officeooo:rsid="0002602a" officeooo:paragraph-rsid="0002602a" style:font-size-asian="16pt" style:font-weight-asian="normal" style:font-size-complex="16pt" style:font-weight-complex="normal"/>
    </style:style>
    <style:style style:name="P12" style:family="paragraph" style:parent-style-name="Standard">
      <style:text-properties style:font-name="Liberation Sans" fo:font-size="16pt" officeooo:rsid="00017201" officeooo:paragraph-rsid="00017201" style:font-size-asian="16pt" style:font-size-complex="16pt"/>
    </style:style>
    <style:style style:name="P13" style:family="paragraph" style:parent-style-name="Standard">
      <style:text-properties style:font-name="Liberation Sans" officeooo:rsid="0002602a" officeooo:paragraph-rsid="0002602a"/>
    </style:style>
    <style:style style:name="P14" style:family="paragraph" style:parent-style-name="Standard">
      <style:paragraph-properties>
        <style:tab-stops>
          <style:tab-stop style:position="6.694cm"/>
        </style:tab-stops>
      </style:paragraph-properties>
      <style:text-properties style:font-name="Liberation Sans Narrow" officeooo:rsid="000b745d" officeooo:paragraph-rsid="000cb77d"/>
    </style:style>
    <style:style style:name="P15" style:family="paragraph" style:parent-style-name="Standard">
      <style:paragraph-properties>
        <style:tab-stops>
          <style:tab-stop style:position="6.694cm"/>
        </style:tab-stops>
      </style:paragraph-properties>
      <style:text-properties style:font-name="Liberation Sans Narrow" fo:font-size="14pt" officeooo:rsid="000b745d" officeooo:paragraph-rsid="000cb77d" style:font-size-asian="14pt" style:font-size-complex="14pt"/>
    </style:style>
    <style:style style:name="P16" style:family="paragraph" style:parent-style-name="Standard">
      <style:text-properties style:font-name="Liberation Sans Narrow" fo:font-size="14pt" officeooo:rsid="000b745d" officeooo:paragraph-rsid="000b745d" style:font-size-asian="14pt" style:font-size-complex="14pt"/>
    </style:style>
    <style:style style:name="P17" style:family="paragraph" style:parent-style-name="Standard">
      <style:paragraph-properties>
        <style:tab-stops>
          <style:tab-stop style:position="6.694cm"/>
        </style:tab-stops>
      </style:paragraph-properties>
      <style:text-properties style:font-name="Liberation Sans Narrow" fo:font-size="14pt" officeooo:rsid="000e900b" officeooo:paragraph-rsid="000e900b" style:font-size-asian="14pt" style:font-size-complex="14pt"/>
    </style:style>
    <style:style style:name="P18" style:family="paragraph" style:parent-style-name="Standard">
      <style:paragraph-properties>
        <style:tab-stops>
          <style:tab-stop style:position="6.694cm"/>
        </style:tab-stops>
      </style:paragraph-properties>
      <style:text-properties style:font-name="Liberation Sans Narrow" fo:font-size="14pt" officeooo:rsid="000edf8b" officeooo:paragraph-rsid="000edf8b" style:font-size-asian="14pt" style:font-size-complex="14pt"/>
    </style:style>
    <style:style style:name="P19" style:family="paragraph" style:parent-style-name="Standard">
      <style:text-properties style:font-name="Liberation Sans Narrow" fo:font-size="14pt" officeooo:paragraph-rsid="00062e13" style:font-size-asian="14pt" style:font-size-complex="14pt"/>
    </style:style>
    <style:style style:name="P20" style:family="paragraph" style:parent-style-name="Standard">
      <style:text-properties style:font-name="Liberation Sans Narrow" officeooo:rsid="00112880" officeooo:paragraph-rsid="00112880"/>
    </style:style>
    <style:style style:name="P21" style:family="paragraph" style:parent-style-name="Standard">
      <style:text-properties style:font-name="Liberation Sans Narrow" officeooo:rsid="0012acc9" officeooo:paragraph-rsid="0012acc9"/>
    </style:style>
    <style:style style:name="P22" style:family="paragraph" style:parent-style-name="Standard">
      <style:text-properties style:font-name="Liberation Sans Narrow" officeooo:rsid="0013a355" officeooo:paragraph-rsid="0013a355"/>
    </style:style>
    <style:style style:name="P23" style:family="paragraph" style:parent-style-name="Standard">
      <style:text-properties style:font-name="Liberation Sans Narrow" officeooo:rsid="00151011" officeooo:paragraph-rsid="00151011"/>
    </style:style>
    <style:style style:name="P24" style:family="paragraph" style:parent-style-name="Standard">
      <style:text-properties style:font-name="Liberation Sans Narrow" officeooo:rsid="0002602a" officeooo:paragraph-rsid="0002602a"/>
    </style:style>
    <style:style style:name="P25" style:family="paragraph" style:parent-style-name="Standard">
      <style:text-properties style:font-name="Liberation Sans Narrow" officeooo:rsid="00161fb0" officeooo:paragraph-rsid="00161fb0"/>
    </style:style>
    <style:style style:name="P26" style:family="paragraph" style:parent-style-name="Standard">
      <style:text-properties style:font-name="Liberation Sans Narrow" officeooo:rsid="0016ea28" officeooo:paragraph-rsid="0016ea28"/>
    </style:style>
    <style:style style:name="P27" style:family="paragraph" style:parent-style-name="Standard">
      <style:text-properties style:font-name="Liberation Sans Narrow" officeooo:rsid="0016eb11" officeooo:paragraph-rsid="0016eb11"/>
    </style:style>
    <style:style style:name="P28" style:family="paragraph" style:parent-style-name="Standard">
      <style:paragraph-properties fo:break-before="page"/>
      <style:text-properties officeooo:rsid="00017201" officeooo:paragraph-rsid="00017201"/>
    </style:style>
    <style:style style:name="P29" style:family="paragraph" style:parent-style-name="Standard">
      <style:text-properties style:font-name="Liberation Sans Narrow" fo:font-size="14pt" officeooo:rsid="00044460" officeooo:paragraph-rsid="00062e13" style:font-size-asian="14pt" style:font-size-complex="14pt"/>
    </style:style>
    <style:style style:name="P30" style:family="paragraph" style:parent-style-name="Standard">
      <style:text-properties style:font-name="Liberation Sans Narrow" fo:font-size="14pt" officeooo:rsid="00062e13" officeooo:paragraph-rsid="000a30ca" style:font-size-asian="14pt" style:font-size-complex="14pt"/>
    </style:style>
    <style:style style:name="P31" style:family="paragraph" style:parent-style-name="Standard">
      <style:text-properties style:font-name="Liberation Sans Narrow" fo:font-size="14pt" officeooo:rsid="00062e13" officeooo:paragraph-rsid="00062e13" style:font-size-asian="14pt" style:font-size-complex="14pt"/>
    </style:style>
    <style:style style:name="P32" style:family="paragraph" style:parent-style-name="Standard">
      <style:text-properties style:font-name="Liberation Sans Narrow" officeooo:rsid="0016eb11" officeooo:paragraph-rsid="0016eb11"/>
    </style:style>
    <style:style style:name="P33" style:family="paragraph" style:parent-style-name="Standard">
      <style:text-properties style:font-name="Liberation Sans Narrow" officeooo:rsid="00151011" officeooo:paragraph-rsid="00151011"/>
    </style:style>
    <style:style style:name="P34" style:family="paragraph" style:parent-style-name="Standard">
      <style:text-properties style:font-name="Liberation Sans Narrow" officeooo:rsid="0021f24c" officeooo:paragraph-rsid="0021f24c"/>
    </style:style>
    <style:style style:name="P35" style:family="paragraph" style:parent-style-name="Standard">
      <style:text-properties style:font-name="Liberation Sans Narrow" officeooo:rsid="0021fb93" officeooo:paragraph-rsid="0021fb93"/>
    </style:style>
    <style:style style:name="P36" style:family="paragraph" style:parent-style-name="Standard">
      <style:text-properties style:font-name="Liberation Sans Narrow" officeooo:rsid="0013a355" officeooo:paragraph-rsid="0013a355"/>
    </style:style>
    <style:style style:name="P37" style:family="paragraph" style:parent-style-name="Standard">
      <style:text-properties style:font-name="Liberation Sans Narrow" officeooo:rsid="00223b18" officeooo:paragraph-rsid="00223b18"/>
    </style:style>
    <style:style style:name="P38" style:family="paragraph" style:parent-style-name="Standard">
      <style:text-properties style:font-name="Liberation Sans Narrow" officeooo:rsid="00231373" officeooo:paragraph-rsid="00231373"/>
    </style:style>
    <style:style style:name="P39" style:family="paragraph" style:parent-style-name="Standard">
      <style:text-properties officeooo:paragraph-rsid="001a33fc"/>
    </style:style>
    <style:style style:name="P40" style:family="paragraph" style:parent-style-name="Standard">
      <style:text-properties officeooo:rsid="001dcc7a" officeooo:paragraph-rsid="001dcc7a"/>
    </style:style>
    <style:style style:name="P41" style:family="paragraph" style:parent-style-name="Standard">
      <style:text-properties officeooo:rsid="002174a1" officeooo:paragraph-rsid="002174a1"/>
    </style:style>
    <style:style style:name="P42" style:family="paragraph" style:parent-style-name="Standard">
      <style:text-properties officeooo:rsid="0024d568" officeooo:paragraph-rsid="0024d568"/>
    </style:style>
    <style:style style:name="P43" style:family="paragraph" style:parent-style-name="Standard">
      <style:text-properties officeooo:paragraph-rsid="0024d568"/>
    </style:style>
    <style:style style:name="P44" style:family="paragraph" style:parent-style-name="Standard">
      <style:text-properties officeooo:rsid="00251bf2" officeooo:paragraph-rsid="00251bf2"/>
    </style:style>
    <style:style style:name="T1" style:family="text">
      <style:text-properties officeooo:rsid="00017201"/>
    </style:style>
    <style:style style:name="T2" style:family="text">
      <style:text-properties style:text-position="super 58%" officeooo:rsid="00017201"/>
    </style:style>
    <style:style style:name="T3" style:family="text">
      <style:text-properties officeooo:rsid="000cb77d"/>
    </style:style>
    <style:style style:name="T4" style:family="text">
      <style:text-properties officeooo:rsid="0010b291"/>
    </style:style>
    <style:style style:name="T5" style:family="text">
      <style:text-properties officeooo:rsid="0013a355"/>
    </style:style>
    <style:style style:name="T6" style:family="text">
      <style:text-properties officeooo:rsid="00151011"/>
    </style:style>
    <style:style style:name="T7" style:family="text">
      <style:text-properties officeooo:rsid="0002602a"/>
    </style:style>
    <style:style style:name="T8" style:family="text">
      <style:text-properties style:font-name="Liberation Mono"/>
    </style:style>
    <style:style style:name="T9" style:family="text">
      <style:text-properties officeooo:rsid="0016ea28"/>
    </style:style>
    <style:style style:name="T10" style:family="text">
      <style:text-properties officeooo:rsid="0016eb11"/>
    </style:style>
    <style:style style:name="T11" style:family="text">
      <style:text-properties officeooo:rsid="00186206"/>
    </style:style>
    <style:style style:name="T12" style:family="text">
      <style:text-properties style:font-name="Liberation Sans Narrow"/>
    </style:style>
    <style:style style:name="T13" style:family="text">
      <style:text-properties style:font-name="Liberation Sans Narrow" officeooo:rsid="001a33fc"/>
    </style:style>
    <style:style style:name="T14" style:family="text">
      <style:text-properties style:font-name="Liberation Sans Narrow" officeooo:rsid="001b0550"/>
    </style:style>
    <style:style style:name="T15" style:family="text">
      <style:text-properties style:font-name="Liberation Sans Narrow" officeooo:rsid="001c5cf1"/>
    </style:style>
    <style:style style:name="T16" style:family="text">
      <style:text-properties style:font-name="Liberation Sans Narrow" fo:font-style="italic" officeooo:rsid="001b0550" style:font-style-asian="italic" style:font-style-complex="italic"/>
    </style:style>
    <style:style style:name="T17" style:family="text">
      <style:text-properties style:font-name="Liberation Sans Narrow" officeooo:rsid="002174a1"/>
    </style:style>
    <style:style style:name="T18" style:family="text">
      <style:text-properties style:font-name="Liberation Sans Narrow" style:text-underline-style="none"/>
    </style:style>
    <style:style style:name="T19" style:family="text">
      <style:text-properties style:font-name="Liberation Sans Narrow" style:text-underline-style="none" officeooo:rsid="002174a1"/>
    </style:style>
    <style:style style:name="T20" style:family="text">
      <style:text-properties style:font-name="Liberation Sans Narrow" officeooo:rsid="00231373"/>
    </style:style>
    <style:style style:name="T21" style:family="text">
      <style:text-properties style:font-name="Liberation Sans Narrow" officeooo:rsid="0024d568"/>
    </style:style>
    <style:style style:name="T22" style:family="text">
      <style:text-properties style:font-name="Liberation Sans Narrow" officeooo:rsid="00251bf2"/>
    </style:style>
    <style:style style:name="T23" style:family="text">
      <style:text-properties style:font-name="Liberation Sans Narrow" officeooo:rsid="0025c227"/>
    </style:style>
    <style:style style:name="T24" style:family="text">
      <style:text-properties officeooo:rsid="001dcc7a"/>
    </style:style>
    <style:style style:name="T25" style:family="text">
      <style:text-properties officeooo:rsid="001f87e4"/>
    </style:style>
    <style:style style:name="T26" style:family="text">
      <style:text-properties officeooo:rsid="002174a1"/>
    </style:style>
    <style:style style:name="T27" style:family="text">
      <style:text-properties officeooo:rsid="0021fb93"/>
    </style:style>
    <style:style style:name="T28" style:family="text">
      <style:text-properties officeooo:rsid="002313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of the Programming Project</text:p>
      <text:p text:style-name="P1"/>
      <text:p text:style-name="P1"/>
      <text:p text:style-name="P1">Date:</text:p>
      <text:p text:style-name="P1">Group Members: <text:span text:style-name="T1">Imanol Maraña and Borja Moralejo</text:span></text:p>
      <text:p text:style-name="P1">Subject: <text:span text:style-name="T1">Data Structure and Algorithms</text:span></text:p>
      <text:p text:style-name="P1">Degree: <text:span text:style-name="T1">Computer Science </text:span></text:p>
      <text:p text:style-name="P1">Academic Year: <text:span text:style-name="T1">2</text:span><text:span text:style-name="T2">nd</text:span><text:span text:style-name="T1"> </text:span></text:p>
      <text:p text:style-name="P1">School: <text:span text:style-name="T1">Facultad de Ingeniería Informática UPV</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ble of Contents</text:p>
      <text:p text:style-name="P1">Abstract</text:p>
      <text:p text:style-name="P1">1.Introduction</text:p>
      <text:p text:style-name="P1">2.First version of the Project</text:p>
      <text:p text:style-name="P1"><text:tab/>2.1.Classes design</text:p>
      <text:p text:style-name="P1"><text:tab/>2.2.Description of the data structures used in the project</text:p>
      <text:p text:style-name="P1"><text:tab/>2.3.Design and implementation of the methods</text:p>
      <text:p text:style-name="P3"><text:tab/><text:tab/>2.3.1. method sampletext<text:tab/></text:p>
      <text:p text:style-name="P3"><text:tab/><text:tab/>2.3.2 method sampletext2</text:p>
      <text:p text:style-name="P2">3.Second version of the Project</text:p>
      <text:p text:style-name="P2"/>
      <text:p text:style-name="P2">5.Version number X of the project</text:p>
      <text:p text:style-name="P2">6.Notes of the meetings</text:p>
      <text:p text:style-name="P2">7.Conclusions</text:p>
      <text:p text:style-name="P2"/>
      <text:p text:style-name="P2">Bibliography</text:p>
      <text:p text:style-name="P2">Annexes</text:p>
      <text:p text:style-name="P28">Abstract</text:p>
      <text:p text:style-name="P4"/>
      <text:p text:style-name="P4"/>
      <text:p text:style-name="P4"/>
      <text:p text:style-name="P12">Introduction</text:p>
      <text:p text:style-name="P4"/>
      <text:p text:style-name="P29">In this project we are going to develop a social network from scratch in Java programming language. We will learn in the process of the making the different data structures types used in real world applications, their advantages and disadvantages. The main objectives are in a document marked as milestones and we must fulfill the specified points from them. </text:p>
      <text:p text:style-name="P19"/>
      <text:p text:style-name="P30">We have to think and design our data structure for the project, analyzing and calculating the efficiency and measuring the time that takes to finish their tasks, experimentally or by tilde approximation. After that, we will conclude a resolution and then rethink and remake our data structure if we find a better design while studying or after examining our previous designs.</text:p>
      <text:p text:style-name="P19"/>
      <text:p text:style-name="P31">In this document we are reporting our project evolution and development choices, for example our data structures changes or our algorithms functionality. Indirectly we will be reporting our learning process in this subject because we are going to explain our different versions of the project.</text:p>
      <text:p text:style-name="P19"/>
      <text:p text:style-name="P16">The JUnit test cases and UML diagrams are a helping hand explaining our work and the integrated user documentation or guide will help the user know the basic functionality.</text:p>
      <text:p text:style-name="P6"/>
      <text:p text:style-name="P6"/>
      <text:p text:style-name="P4"/>
      <text:p text:style-name="P4"/>
      <text:p text:style-name="P12">First version of the Project</text:p>
      <text:p text:style-name="P4"/>
      <text:p text:style-name="P15">Our first version only implements the first milestone of the description of the Programming Project and some extra sections. <text:s/><text:span text:style-name="T3">How it implements those parts are explained in the following paragraphs, first we will specify what our program currently does. </text:span></text:p>
      <text:p text:style-name="P15"/>
      <text:p text:style-name="P17">The first milestone is entirely implemented: It has an initial menu that you can use for interacting with the social network. It can load people and their relationships into the social network from a file inside res folder and print the people inside the network into a file.</text:p>
      <text:p text:style-name="P18">The other implemented sections are: You can search people by their attributes <text:span text:style-name="T4">and get the other people that has the same attribute. Also, you can remove a person from the network and clean memory.</text:span></text:p>
      <text:p text:style-name="P14"/>
      <text:p text:style-name="P7"/>
      <text:p text:style-name="P13">Classes design:</text:p>
      <text:p text:style-name="P20">This is a brief description of the classes used in this project. Each class has it’s full documentation in /doc.</text:p>
      <text:p text:style-name="P20"/>
      <text:p text:style-name="P21">The main classes are: <text:span text:style-name="T8">SocialNetwork</text:span>.java and <text:span text:style-name="T8">DataHolder</text:span>.java</text:p>
      <text:p text:style-name="P21"/>
      <text:p text:style-name="P21"><text:span text:style-name="T8">SocialNetwork</text:span> class has the main method and the menu on it.</text:p>
      <text:p text:style-name="P21"><text:soft-page-break/></text:p>
      <text:p text:style-name="P21"><text:span text:style-name="T8">DataHolder</text:span> class as the names indicates, it has the data of the social network.</text:p>
      <text:p text:style-name="P21"/>
      <text:p text:style-name="P21"><text:span text:style-name="T8">Person</text:span> class has the attributes inside and it is the object that has to be stored, <text:span text:style-name="T28">as well as its attributes</text:span>.</text:p>
      <text:p text:style-name="P21"/>
      <text:p text:style-name="P22">Inside the package <text:span text:style-name="T8">adt</text:span> we have all the abstract data types that we are using in the project.</text:p>
      <text:p text:style-name="P22"/>
      <text:p text:style-name="P22">Inside <text:span text:style-name="T8">abstractDataTypesImplemented</text:span> we have all the classes that are implememting the ADTs.</text:p>
      <text:p text:style-name="P21"/>
      <text:p text:style-name="P22">Inside <text:span text:style-name="T8">exceptions</text:span> package we have… exceptions classes.</text:p>
      <text:p text:style-name="P9"/>
      <text:p text:style-name="P9"/>
      <text:p text:style-name="P8"/>
      <text:p text:style-name="P8"/>
      <text:p text:style-name="P5"/>
      <text:p text:style-name="P11">Description of the data structures used in the proje<text:span text:style-name="T5">c</text:span>t:</text:p>
      <text:p text:style-name="P9"/>
      <text:p text:style-name="P22">We have two main types. <text:span text:style-name="T6">Data structures for the attributes and data structures for the relationships. </text:span><text:span text:style-name="T27">But first we are going to explain how Person class has their attributes stored.</text:span></text:p>
      <text:p text:style-name="P22"/>
      <text:p text:style-name="P35">Person class uses two data structures that are going to be explained further down, DataBlockADT&lt; String, String&gt; and NodeADT&lt;String&gt;. Person has an array of arrays of datablocks for the attributes and a NodeADT for the relationships.</text:p>
      <text:p text:style-name="P35"/>
      <text:p text:style-name="P37">We have chosen this approach because if the user or person decides that it doesn’t want to put that attribute, their array length for that attribute is 0 and we know that the user didn’t enter any data. </text:p>
      <text:p text:style-name="P35"/>
      <text:p text:style-name="P23">For the attributes: </text:p>
      <text:p text:style-name="P23"/>
      <text:p text:style-name="P34">For the main <text:span text:style-name="T27">data storage system we have the following structure:</text:span></text:p>
      <text:p text:style-name="P23"/>
      <text:p text:style-name="P25">All data is stored inside DataBlocks objects, they work as a node but they have another functionallity. In our case we use a DataBlock&lt;String, String&gt;, the class has a key type and a collection element type. The DataBlock holds all elements that has the share key. For example, if we have a datablock holding the “Donostia” key String of the <text:span text:style-name="T9">attribute home and we make an algorithm to add elements that has the same attribute, in this case, people’s id that have a home in Donostia.</text:span></text:p>
      <text:p text:style-name="P25"/>
      <text:p text:style-name="P26">With this element we have all the people that are related by an attribute and if we need to search somebody related, we can just use the datablock for getting the ids’ that are related. <text:span text:style-name="T10">For this reason we need an algorithm and a data structure that can access efficiently to the asked datablock.</text:span></text:p>
      <text:p text:style-name="P26"/>
      <text:p text:style-name="P27">Because of that we have the following structure in DataHolder:</text:p>
      <text:p text:style-name="P27">It contains two main variables personHashMap <text:span text:style-name="T24">HashMapADT&lt;Person</text:span><text:span text:style-name="T25">(value)</text:span><text:span text:style-name="T24">, String</text:span><text:span text:style-name="T25">(key)</text:span><text:span text:style-name="T24">&gt; </text:span>and <text:span text:style-name="T11">stringHashMaps </text:span><text:span text:style-name="T26">if of the type HashMapADT&lt;DataBlock&lt;String, String&gt;(value), String(key)&gt;[] </text:span><text:span text:style-name="T11">with a length of the number of attributes minus the id </text:span><text:span text:style-name="T26">because Person class </text:span><text:span text:style-name="T11">has a unique id with their own getter. </text:span></text:p>
      <text:p text:style-name="P27"/>
      <text:p text:style-name="P39"><text:span text:style-name="T13">With that type of structure we can have each datablock which stores a unique attribute value and all the related ids </text:span><text:span text:style-name="T14">hashed by the value that stores. So, if we search for the people that where born in Donostia, we ask to the dataholder </text:span><text:span text:style-name="T15">inside the stringHashMap hashmap array </text:span><text:span text:style-name="T14">in the index assigned for the attribute </text:span><text:span text:style-name="T16">birthplace</text:span><text:span text:style-name="T14"> for the datablock with the key “Donostia”. </text:span><text:span text:style-name="T15">Supposing that the hashmap has the asked datablock, it will return it and we can then proceed to use the second main variable, personHashMap. </text:span></text:p>
      <text:p text:style-name="P39"><text:soft-page-break/><text:span text:style-name="T15"/></text:p>
      <text:p text:style-name="P40"><text:span text:style-name="T15">T</text:span><text:span text:style-name="T12">he variable personHashMap is a </text:span><text:span text:style-name="T17">hashmap of Person with their id (String) as keys. With this hashmap we can search efficiently the Person by their id.</text:span></text:p>
      <text:p text:style-name="P40"><text:span text:style-name="T19"/></text:p>
      <text:p text:style-name="P41"><text:span text:style-name="T18">To sum it up, this data structure allows a fast and efficient method for searching related people for the cost of some space, but nowadays it’s easier to expand the capacity than the speed of the proccesor.</text:span></text:p>
      <text:p text:style-name="P26"/>
      <text:p text:style-name="P23">For the relationships: imoke</text:p>
      <text:p text:style-name="P23"/>
      <text:p text:style-name="P35"/>
      <text:p text:style-name="P24"/>
      <text:p text:style-name="P24">Design and implementation of the methods</text:p>
      <text:p text:style-name="P24"/>
      <text:p text:style-name="P38">We are mentioning and giving a brief description of the method, for more information, please go into the javadoc documents.</text:p>
      <text:p text:style-name="P38"/>
      <text:p text:style-name="P43"><text:span text:style-name="T20">Method constructorUseDataBlock(int attribute, String key):</text:span></text:p>
      <text:p text:style-name="P43"><text:span text:style-name="T20"><text:s/></text:span></text:p>
      <text:p text:style-name="Standard"><text:span text:style-name="T20"><text:tab/></text:span><text:span text:style-name="T21">This method is used to add the Person into the network, for example we can create a Person object individually but we need to get or create the attribute’s datablock for correct network functionality.</text:span></text:p>
      <text:p text:style-name="Standard"><text:span text:style-name="T21"/></text:p>
      <text:p text:style-name="P42"><text:span text:style-name="T12">Method getDataBlockOf(int attribute, String key):</text:span></text:p>
      <text:p text:style-name="P42"><text:span text:style-name="T12"><text:tab/>Is used for </text:span><text:span text:style-name="T22">getting related people by the given attribute.</text:span></text:p>
      <text:p text:style-name="P42"><text:span text:style-name="T22"/></text:p>
      <text:p text:style-name="P44"><text:span text:style-name="T12">Method addPersonToNetwork(Person p):</text:span></text:p>
      <text:p text:style-name="P44"><text:span text:style-name="T12"><text:tab/>Links their attributes with the network’s datablocks. It uses constructorUseDataBlock function.</text:span></text:p>
      <text:p text:style-name="P44"><text:span text:style-name="T12"/></text:p>
      <text:p text:style-name="P44"><text:span text:style-name="T12">Method loadFile(String filename, int option): </text:span></text:p>
      <text:p text:style-name="P44"><text:span text:style-name="T12"><text:tab/></text:span><text:span text:style-name="T23">Tries to load the file with the given name and loads people into the network or loads their relationships based on the option parameter.</text:span></text:p>
      <text:p text:style-name="P42"><text:span text:style-name="T12"><text:tab/></text:span></text:p>
      <text:p text:style-name="P5"/>
      <text:p text:style-name="P5"/>
      <text:p text:style-name="P5"/>
      <text:p text:style-name="P5"/>
      <text:p text:style-name="P5"/>
      <text:p text:style-name="P5"/>
      <text:p text:style-name="P13">Second(or final) version of the project</text:p>
      <text:p text:style-name="P5"/>
      <text:p text:style-name="P13">Notes of the meetings</text:p>
      <text:p text:style-name="P23">Primera semana y ya hablamos de la data structure</text:p>
      <text:p text:style-name="P23">segunda semana y hablamos de como repartir el trabajo</text:p>
      <text:p text:style-name="P23">tercera semana y hablamos de cuando hay que entregarlo y <text:span text:style-name="T7">Imoke has no time for the group project</text:span></text:p>
      <text:p text:style-name="P23"/>
      <text:p text:style-name="P24"/>
      <text:p text:style-name="P13">Conclusions</text:p>
      <text:p text:style-name="P10">concluimo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0-14T17:44:00.904000000</dc:date>
    <meta:editing-duration>PT2H39M31S</meta:editing-duration>
    <meta:editing-cycles>7</meta:editing-cycles>
    <meta:document-statistic meta:table-count="0" meta:image-count="0" meta:object-count="0" meta:page-count="5" meta:paragraph-count="74" meta:word-count="1157" meta:character-count="7136" meta:non-whitespace-character-count="6027"/>
  </office:meta>
</office:document-meta>
</file>